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8.1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10.86pt"/>
    </style:style>
    <style:style style:name="co9" style:family="table-column">
      <style:table-column-properties fo:break-before="auto" style:column-width="108.6pt"/>
    </style:style>
    <style:style style:name="co10" style:family="table-column">
      <style:table-column-properties fo:break-before="auto" style:column-width="52.64pt"/>
    </style:style>
    <style:style style:name="co11" style:family="table-column">
      <style:table-column-properties fo:break-before="auto" style:column-width="99.3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4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/>
    </style:style>
    <style:style style:name="ce3" style:family="table-cell" style:parent-style-name="Default" style:data-style-name="N122">
      <style:text-properties fo:font-weight="bold"/>
    </style:style>
    <style:style style:name="ce4" style:family="table-cell" style:parent-style-name="Default" style:data-style-name="N124"/>
    <style:style style:name="ce5" style:family="table-cell" style:parent-style-name="Default" style:data-style-name="N123"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end"/>
      <style:text-properties fo:font-weight="bold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end"/>
      <style:text-properties style:font-name="Liberation Sans" fo:font-weight="bold" style:font-name-asian="DejaVu Sans" style:font-name-complex="DejaVu Sans"/>
    </style:style>
  </office:automatic-styles>
  <office:body>
    <office:spreadsheet>
      <table:table table:name="haske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office:value-type="float" office:value="3704" calcext:value-type="float">
            <text:p>3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99%</text:p>
          </table:table-cell>
          <table:table-cell office:value-type="float" office:value="93120" calcext:value-type="float">
            <text:p>93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7%</text:p>
          </table:table-cell>
          <table:table-cell office:value-type="float" office:value="3964" calcext:value-type="float">
            <text:p>3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75%</text:p>
          </table:table-cell>
          <table:table-cell office:value-type="float" office:value="12052" calcext:value-type="float">
            <text:p>12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4%</text:p>
          </table:table-cell>
          <table:table-cell office:value-type="float" office:value="4280" calcext:value-type="float">
            <text:p>4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30%</text:p>
          </table:table-cell>
          <table:table-cell office:value-type="float" office:value="8840" calcext:value-type="float">
            <text:p>8840</text:p>
          </table:table-cell>
          <table:table-cell office:value-type="float" office:value="48" calcext:value-type="float">
            <text:p>4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38%</text:p>
          </table:table-cell>
          <table:table-cell office:value-type="float" office:value="8944" calcext:value-type="float">
            <text:p>8944</text:p>
          </table:table-cell>
          <table:table-cell office:value-type="float" office:value="12" calcext:value-type="float">
            <text:p>1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.07" calcext:value-type="float">
            <text:p>1.07</text:p>
          </table:table-cell>
          <table:table-cell office:value-type="float" office:value="0.47" calcext:value-type="float">
            <text:p>0.47</text:p>
          </table:table-cell>
          <table:table-cell table:style-name="ce1" office:value-type="string" calcext:value-type="string">
            <text:p>284%</text:p>
          </table:table-cell>
          <table:table-cell office:value-type="float" office:value="94324" calcext:value-type="float">
            <text:p>94324</text:p>
          </table:table-cell>
          <table:table-cell office:value-type="float" office:value="26969" calcext:value-type="float">
            <text:p>26969</text:p>
          </table:table-cell>
          <table:table-cell office:value-type="float" office:value="97386" calcext:value-type="float">
            <text:p>9738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66.28" calcext:value-type="float">
            <text:p>66.28</text:p>
          </table:table-cell>
          <table:table-cell office:value-type="float" office:value="8.27" calcext:value-type="float">
            <text:p>8.27</text:p>
          </table:table-cell>
          <table:table-cell table:style-name="ce1" office:value-type="string" calcext:value-type="string">
            <text:p>398%</text:p>
          </table:table-cell>
          <table:table-cell office:value-type="float" office:value="19912" calcext:value-type="float">
            <text:p>19912</text:p>
          </table:table-cell>
          <table:table-cell office:value-type="float" office:value="9085" calcext:value-type="float">
            <text:p>9085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309%</text:p>
          </table:table-cell>
          <table:table-cell office:value-type="float" office:value="14052" calcext:value-type="float">
            <text:p>14052</text:p>
          </table:table-cell>
          <table:table-cell office:value-type="float" office:value="53" calcext:value-type="float">
            <text:p>53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266%</text:p>
          </table:table-cell>
          <table:table-cell office:value-type="float" office:value="15268" calcext:value-type="float">
            <text:p>15268</text:p>
          </table:table-cell>
          <table:table-cell office:value-type="float" office:value="8998" calcext:value-type="float">
            <text:p>899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table:style-name="ce1" office:value-type="string" calcext:value-type="string">
            <text:p>273%</text:p>
          </table:table-cell>
          <table:table-cell office:value-type="float" office:value="9960" calcext:value-type="float">
            <text:p>9960</text:p>
          </table:table-cell>
          <table:table-cell office:value-type="float" office:value="44" calcext:value-type="float">
            <text:p>44</text:p>
          </table:table-cell>
          <table:table-cell office:value-type="float" office:value="76351" calcext:value-type="float">
            <text:p>763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253%</text:p>
          </table:table-cell>
          <table:table-cell office:value-type="float" office:value="12136" calcext:value-type="float">
            <text:p>12136</text:p>
          </table:table-cell>
          <table:table-cell office:value-type="float" office:value="814" calcext:value-type="float">
            <text:p>814</text:p>
          </table:table-cell>
          <table:table-cell office:value-type="float" office:value="15949" calcext:value-type="float">
            <text:p>1594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300%</text:p>
          </table:table-cell>
          <table:table-cell office:value-type="float" office:value="10244" calcext:value-type="float">
            <text:p>10244</text:p>
          </table:table-cell>
          <table:table-cell office:value-type="float" office:value="127" calcext:value-type="float">
            <text:p>12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table:style-name="ce1" office:value-type="string" calcext:value-type="string">
            <text:p>139%</text:p>
          </table:table-cell>
          <table:table-cell office:value-type="float" office:value="10648" calcext:value-type="float">
            <text:p>10648</text:p>
          </table:table-cell>
          <table:table-cell office:value-type="float" office:value="424" calcext:value-type="float">
            <text:p>424</text:p>
          </table:table-cell>
          <table:table-cell office:value-type="float" office:value="252804" calcext:value-type="float">
            <text:p>25280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java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9" calcext:value-type="float">
            <text:p>0.59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205%</text:p>
          </table:table-cell>
          <table:table-cell office:value-type="float" office:value="73860" calcext:value-type="float">
            <text:p>73860</text:p>
          </table:table-cell>
          <table:table-cell office:value-type="float" office:value="74" calcext:value-type="float">
            <text:p>74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30" calcext:value-type="float">
            <text:p>30.00x</text:p>
          </table:table-cell>
          <table:table-cell table:style-name="ce3" table:formula="of:=[.G2]/[haskell.G2]" office:value-type="float" office:value="19.9406047516199" calcext:value-type="float">
            <text:p>19.94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11" office:value-type="string" calcext:value-type="string">
            <text:p>Out-of-mem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8.38" calcext:value-type="float">
            <text:p>18.38</text:p>
          </table:table-cell>
          <table:table-cell office:value-type="float" office:value="21.53" calcext:value-type="float">
            <text:p>21.53</text:p>
          </table:table-cell>
          <table:table-cell office:value-type="float" office:value="0.14" calcext:value-type="float">
            <text:p>0.14</text:p>
          </table:table-cell>
          <table:table-cell table:style-name="ce1" office:value-type="string" calcext:value-type="string">
            <text:p>117%</text:p>
          </table:table-cell>
          <table:table-cell office:value-type="float" office:value="476076" calcext:value-type="float">
            <text:p>476076</text:p>
          </table:table-cell>
          <table:table-cell office:value-type="float" office:value="369" calcext:value-type="float">
            <text:p>369</text:p>
          </table:table-cell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67.090909090909" calcext:value-type="float">
            <text:p>167.09x</text:p>
          </table:table-cell>
          <table:table-cell table:style-name="ce3" table:formula="of:=[.G4]/[haskell.G4]" office:value-type="float" office:value="120.099899091826" calcext:value-type="float">
            <text:p>120.10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3.09" calcext:value-type="float">
            <text:p>3.09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294%</text:p>
          </table:table-cell>
          <table:table-cell office:value-type="float" office:value="190528" calcext:value-type="float">
            <text:p>190528</text:p>
          </table:table-cell>
          <table:table-cell office:value-type="float" office:value="119" calcext:value-type="float">
            <text:p>119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106" calcext:value-type="float">
            <text:p>106.00x</text:p>
          </table:table-cell>
          <table:table-cell table:style-name="ce3" table:formula="of:=[.G5]/[haskell.G5]" office:value-type="float" office:value="15.8088284102224" calcext:value-type="float">
            <text:p>15.81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7.39" calcext:value-type="float">
            <text:p>7.39</text:p>
          </table:table-cell>
          <table:table-cell office:value-type="float" office:value="15.6" calcext:value-type="float">
            <text:p>15.6</text:p>
          </table:table-cell>
          <table:table-cell office:value-type="float" office:value="1.22" calcext:value-type="float">
            <text:p>1.22</text:p>
          </table:table-cell>
          <table:table-cell table:style-name="ce1" office:value-type="string" calcext:value-type="string">
            <text:p>227%</text:p>
          </table:table-cell>
          <table:table-cell office:value-type="float" office:value="829836" calcext:value-type="float">
            <text:p>829836</text:p>
          </table:table-cell>
          <table:table-cell office:value-type="float" office:value="3415" calcext:value-type="float">
            <text:p>3415</text:p>
          </table:table-cell>
          <table:table-cell office:value-type="float" office:value="566178" calcext:value-type="float">
            <text:p>566178</text:p>
          </table:table-cell>
          <table:table-cell office:value-type="float" office:value="0" calcext:value-type="float">
            <text:p>0</text:p>
          </table:table-cell>
          <table:table-cell table:style-name="ce3" table:formula="of:=[.C6]/[haskell.C6]" office:value-type="float" office:value="147.8" calcext:value-type="float">
            <text:p>147.80x</text:p>
          </table:table-cell>
          <table:table-cell table:style-name="ce3" table:formula="of:=[.G6]/[haskell.G6]" office:value-type="float" office:value="193.88691588785" calcext:value-type="float">
            <text:p>193.89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office:value-type="float" office:value="11.45" calcext:value-type="float">
            <text:p>11.45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138%</text:p>
          </table:table-cell>
          <table:table-cell office:value-type="float" office:value="428552" calcext:value-type="float">
            <text:p>428552</text:p>
          </table:table-cell>
          <table:table-cell office:value-type="float" office:value="371" calcext:value-type="float">
            <text:p>371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table:style-name="ce3" table:formula="of:=[.C7]/[haskell.C7]" office:value-type="float" office:value="166.4" calcext:value-type="float">
            <text:p>166.40x</text:p>
          </table:table-cell>
          <table:table-cell table:style-name="ce3" table:formula="of:=[.G7]/[haskell.G7]" office:value-type="float" office:value="48.4787330316742" calcext:value-type="float">
            <text:p>48.48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142%</text:p>
          </table:table-cell>
          <table:table-cell office:value-type="float" office:value="491952" calcext:value-type="float">
            <text:p>491952</text:p>
          </table:table-cell>
          <table:table-cell office:value-type="float" office:value="307" calcext:value-type="float">
            <text:p>307</text:p>
          </table:table-cell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151.6" calcext:value-type="float">
            <text:p>151.60x</text:p>
          </table:table-cell>
          <table:table-cell table:style-name="ce3" table:formula="of:=[.G8]/[haskell.G8]" office:value-type="float" office:value="55.0035778175313" calcext:value-type="float">
            <text:p>55.0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office:value-type="float" office:value="9.31" calcext:value-type="float">
            <text:p>9.31</text:p>
          </table:table-cell>
          <table:table-cell office:value-type="float" office:value="4.59" calcext:value-type="float">
            <text:p>4.59</text:p>
          </table:table-cell>
          <table:table-cell table:style-name="ce1" office:value-type="string" calcext:value-type="string">
            <text:p>235%</text:p>
          </table:table-cell>
          <table:table-cell office:value-type="float" office:value="734536" calcext:value-type="float">
            <text:p>734536</text:p>
          </table:table-cell>
          <table:table-cell office:value-type="float" office:value="69831" calcext:value-type="float">
            <text:p>69831</text:p>
          </table:table-cell>
          <table:table-cell office:value-type="float" office:value="458418" calcext:value-type="float">
            <text:p>458418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10.9444444444444" calcext:value-type="float">
            <text:p>10.94x</text:p>
          </table:table-cell>
          <table:table-cell table:style-name="ce3" table:formula="of:=[.G9]/[haskell.G9]" office:value-type="float" office:value="7.78737118866884" calcext:value-type="float">
            <text:p>7.79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88.35" calcext:value-type="float">
            <text:p>88.35</text:p>
          </table:table-cell>
          <table:table-cell office:value-type="float" office:value="342.87" calcext:value-type="float">
            <text:p>342.87</text:p>
          </table:table-cell>
          <table:table-cell office:value-type="float" office:value="1.46" calcext:value-type="float">
            <text:p>1.46</text:p>
          </table:table-cell>
          <table:table-cell table:style-name="ce1" office:value-type="string" calcext:value-type="string">
            <text:p>389%</text:p>
          </table:table-cell>
          <table:table-cell office:value-type="float" office:value="800404" calcext:value-type="float">
            <text:p>800404</text:p>
          </table:table-cell>
          <table:table-cell office:value-type="float" office:value="12307" calcext:value-type="float">
            <text:p>12307</text:p>
          </table:table-cell>
          <table:table-cell office:value-type="float" office:value="17960" calcext:value-type="float">
            <text:p>17960</text:p>
          </table:table-cell>
          <table:table-cell office:value-type="float" office:value="0" calcext:value-type="float">
            <text:p>0</text:p>
          </table:table-cell>
          <table:table-cell table:style-name="ce3" table:formula="of:=[.C10]/[haskell.C10]" office:value-type="float" office:value="4.71955128205128" calcext:value-type="float">
            <text:p>4.72x</text:p>
          </table:table-cell>
          <table:table-cell table:style-name="ce3" table:formula="of:=[.G10]/[haskell.G10]" office:value-type="float" office:value="40.197067095219" calcext:value-type="float">
            <text:p>40.2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office:value-type="float" office:value="8.06" calcext:value-type="float">
            <text:p>8.06</text:p>
          </table:table-cell>
          <table:table-cell office:value-type="float" office:value="4.22" calcext:value-type="float">
            <text:p>4.22</text:p>
          </table:table-cell>
          <table:table-cell table:style-name="ce1" office:value-type="string" calcext:value-type="string">
            <text:p>178%</text:p>
          </table:table-cell>
          <table:table-cell office:value-type="float" office:value="1708508" calcext:value-type="float">
            <text:p>1708508</text:p>
          </table:table-cell>
          <table:table-cell office:value-type="float" office:value="11929" calcext:value-type="float">
            <text:p>11929</text:p>
          </table:table-cell>
          <table:table-cell office:value-type="float" office:value="216936" calcext:value-type="float">
            <text:p>216936</text:p>
          </table:table-cell>
          <table:table-cell office:value-type="float" office:value="0" calcext:value-type="float">
            <text:p>0</text:p>
          </table:table-cell>
          <table:table-cell table:style-name="ce3" table:formula="of:=[.C11]/[haskell.C11]" office:value-type="float" office:value="229" calcext:value-type="float">
            <text:p>229.00x</text:p>
          </table:table-cell>
          <table:table-cell table:style-name="ce3" table:formula="of:=[.G11]/[haskell.G11]" office:value-type="float" office:value="121.584685454028" calcext:value-type="float">
            <text:p>121.58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office:value-type="float" office:value="15.91" calcext:value-type="float">
            <text:p>15.91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183%</text:p>
          </table:table-cell>
          <table:table-cell office:value-type="float" office:value="787988" calcext:value-type="float">
            <text:p>787988</text:p>
          </table:table-cell>
          <table:table-cell office:value-type="float" office:value="805" calcext:value-type="float">
            <text:p>805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3" table:formula="of:=[.C12]/[haskell.C12]" office:value-type="float" office:value="438" calcext:value-type="float">
            <text:p>438.00x</text:p>
          </table:table-cell>
          <table:table-cell table:style-name="ce3" table:formula="of:=[.G12]/[haskell.G12]" office:value-type="float" office:value="51.61042703694" calcext:value-type="float">
            <text:p>51.61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8.13" calcext:value-type="float">
            <text:p>8.13</text:p>
          </table:table-cell>
          <table:table-cell office:value-type="float" office:value="1.35" calcext:value-type="float">
            <text:p>1.35</text:p>
          </table:table-cell>
          <table:table-cell table:style-name="ce1" office:value-type="string" calcext:value-type="string">
            <text:p>268%</text:p>
          </table:table-cell>
          <table:table-cell office:value-type="float" office:value="788120" calcext:value-type="float">
            <text:p>788120</text:p>
          </table:table-cell>
          <table:table-cell office:value-type="float" office:value="14527" calcext:value-type="float">
            <text:p>14527</text:p>
          </table:table-cell>
          <table:table-cell office:value-type="float" office:value="161270" calcext:value-type="float">
            <text:p>161270</text:p>
          </table:table-cell>
          <table:table-cell office:value-type="float" office:value="0" calcext:value-type="float">
            <text:p>0</text:p>
          </table:table-cell>
          <table:table-cell table:style-name="ce3" table:formula="of:=[.C13]/[haskell.C13]" office:value-type="float" office:value="18.5789473684211" calcext:value-type="float">
            <text:p>18.58x</text:p>
          </table:table-cell>
          <table:table-cell table:style-name="ce3" table:formula="of:=[.G13]/[haskell.G13]" office:value-type="float" office:value="79.1285140562249" calcext:value-type="float">
            <text:p>79.13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style-name="ce1" office:value-type="string" calcext:value-type="string">
            <text:p>207%</text:p>
          </table:table-cell>
          <table:table-cell office:value-type="float" office:value="773312" calcext:value-type="float">
            <text:p>773312</text:p>
          </table:table-cell>
          <table:table-cell office:value-type="float" office:value="7103" calcext:value-type="float">
            <text:p>7103</text:p>
          </table:table-cell>
          <table:table-cell office:value-type="float" office:value="96438" calcext:value-type="float">
            <text:p>96438</text:p>
          </table:table-cell>
          <table:table-cell office:value-type="float" office:value="0" calcext:value-type="float">
            <text:p>0</text:p>
          </table:table-cell>
          <table:table-cell table:style-name="ce3" table:formula="of:=[.C14]/[haskell.C14]" office:value-type="float" office:value="49" calcext:value-type="float">
            <text:p>49.00x</text:p>
          </table:table-cell>
          <table:table-cell table:style-name="ce3" table:formula="of:=[.G14]/[haskell.G14]" office:value-type="float" office:value="63.7205009887937" calcext:value-type="float">
            <text:p>63.72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24.14" calcext:value-type="float">
            <text:p>24.14</text:p>
          </table:table-cell>
          <table:table-cell office:value-type="float" office:value="27.19" calcext:value-type="float">
            <text:p>27.19</text:p>
          </table:table-cell>
          <table:table-cell office:value-type="float" office:value="7.98" calcext:value-type="float">
            <text:p>7.98</text:p>
          </table:table-cell>
          <table:table-cell table:style-name="ce1" office:value-type="string" calcext:value-type="string">
            <text:p>145%</text:p>
          </table:table-cell>
          <table:table-cell office:value-type="float" office:value="1824676" calcext:value-type="float">
            <text:p>1824676</text:p>
          </table:table-cell>
          <table:table-cell office:value-type="float" office:value="14044" calcext:value-type="float">
            <text:p>14044</text:p>
          </table:table-cell>
          <table:table-cell office:value-type="float" office:value="263642" calcext:value-type="float">
            <text:p>263642</text:p>
          </table:table-cell>
          <table:table-cell office:value-type="float" office:value="0" calcext:value-type="float">
            <text:p>0</text:p>
          </table:table-cell>
          <table:table-cell table:style-name="ce3" table:formula="of:=[.C15]/[haskell.C15]" office:value-type="float" office:value="804.666666666667" calcext:value-type="float">
            <text:p>804.67x</text:p>
          </table:table-cell>
          <table:table-cell table:style-name="ce3" table:formula="of:=[.G15]/[haskell.G15]" office:value-type="float" office:value="178.121436938696" calcext:value-type="float">
            <text:p>178.12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53.34" calcext:value-type="float">
            <text:p>53.34</text:p>
          </table:table-cell>
          <table:table-cell office:value-type="float" office:value="17.14" calcext:value-type="float">
            <text:p>17.14</text:p>
          </table:table-cell>
          <table:table-cell table:style-name="ce1" office:value-type="string" calcext:value-type="string">
            <text:p>185%</text:p>
          </table:table-cell>
          <table:table-cell office:value-type="float" office:value="1187388" calcext:value-type="float">
            <text:p>1187388</text:p>
          </table:table-cell>
          <table:table-cell office:value-type="float" office:value="11395" calcext:value-type="float">
            <text:p>11395</text:p>
          </table:table-cell>
          <table:table-cell office:value-type="float" office:value="1519459" calcext:value-type="float">
            <text:p>1519459</text:p>
          </table:table-cell>
          <table:table-cell office:value-type="float" office:value="0" calcext:value-type="float">
            <text:p>0</text:p>
          </table:table-cell>
          <table:table-cell table:style-name="ce3" table:formula="of:=[.C16]/[haskell.C16]" office:value-type="float" office:value="31.0655737704918" calcext:value-type="float">
            <text:p>31.07x</text:p>
          </table:table-cell>
          <table:table-cell table:style-name="ce3" table:formula="of:=[.G16]/[haskell.G16]" office:value-type="float" office:value="111.512772351615" calcext:value-type="float">
            <text:p>111.51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rl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table:style-name="ce1" office:value-type="string" calcext:value-type="string">
            <text:p>25%</text:p>
          </table:table-cell>
          <table:table-cell office:value-type="float" office:value="25004" calcext:value-type="float">
            <text:p>25004</text:p>
          </table:table-cell>
          <table:table-cell office:value-type="float" office:value="97" calcext:value-type="float">
            <text:p>97</text:p>
          </table:table-cell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132" calcext:value-type="float">
            <text:p>132.00x</text:p>
          </table:table-cell>
          <table:table-cell table:style-name="ce3" table:formula="of:=[.G2]/[haskell.G2]" office:value-type="float" office:value="6.75053995680346" calcext:value-type="float">
            <text:p>6.75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string" calcext:value-type="string">
            <text:p>killed</text:p>
          </table:table-cell>
          <table:table-cell table:style-name="ce4" office:value-type="float" office:value="839.91" calcext:value-type="float">
            <text:p>&gt;839.91</text:p>
          </table:table-cell>
          <table:table-cell office:value-type="float" office:value="654.62" calcext:value-type="float">
            <text:p>654.62</text:p>
          </table:table-cell>
          <table:table-cell office:value-type="float" office:value="6.78" calcext:value-type="float">
            <text:p>6.78</text:p>
          </table:table-cell>
          <table:table-cell table:style-name="ce1" office:value-type="string" calcext:value-type="string">
            <text:p>78%</text:p>
          </table:table-cell>
          <table:table-cell office:value-type="float" office:value="709292" calcext:value-type="float">
            <text:p>709292</text:p>
          </table:table-cell>
          <table:table-cell office:value-type="float" office:value="43616" calcext:value-type="float">
            <text:p>43616</text:p>
          </table:table-cell>
          <table:table-cell office:value-type="float" office:value="194912" calcext:value-type="float">
            <text:p>194912</text:p>
          </table:table-cell>
          <table:table-cell office:value-type="float" office:value="0" calcext:value-type="float">
            <text:p>0</text:p>
          </table:table-cell>
          <table:table-cell table:style-name="ce5" table:formula="of:=[.C3]/[haskell.C3]" office:value-type="float" office:value="2153.61538461538" calcext:value-type="float">
            <text:p>&gt;2153.62x</text:p>
          </table:table-cell>
          <table:table-cell table:style-name="ce3" table:formula="of:=[.G3]/[haskell.G3]" office:value-type="float" office:value="7.61696735395189" calcext:value-type="float">
            <text:p>7.62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42%</text:p>
          </table:table-cell>
          <table:table-cell office:value-type="float" office:value="22796" calcext:value-type="float">
            <text:p>22796</text:p>
          </table:table-cell>
          <table:table-cell office:value-type="float" office:value="57" calcext:value-type="float">
            <text:p>57</text:p>
          </table:table-cell>
          <table:table-cell office:value-type="float" office:value="5886" calcext:value-type="float">
            <text:p>5886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5.3636363636364" calcext:value-type="float">
            <text:p>15.36x</text:p>
          </table:table-cell>
          <table:table-cell table:style-name="ce3" table:formula="of:=[.G4]/[haskell.G4]" office:value-type="float" office:value="5.75075681130172" calcext:value-type="float">
            <text:p>5.75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28%</text:p>
          </table:table-cell>
          <table:table-cell office:value-type="float" office:value="38408" calcext:value-type="float">
            <text:p>38408</text:p>
          </table:table-cell>
          <table:table-cell office:value-type="float" office:value="108" calcext:value-type="float">
            <text:p>108</text:p>
          </table:table-cell>
          <table:table-cell office:value-type="float" office:value="5851" calcext:value-type="float">
            <text:p>5851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135" calcext:value-type="float">
            <text:p>135.00x</text:p>
          </table:table-cell>
          <table:table-cell table:style-name="ce3" table:formula="of:=[.G5]/[haskell.G5]" office:value-type="float" office:value="3.18685695320279" calcext:value-type="float">
            <text:p>3.19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string" calcext:value-type="string">
            <text:p>killed</text:p>
          </table:table-cell>
          <table:table-cell table:style-name="ce4" office:value-type="float" office:value="1335.72" calcext:value-type="float">
            <text:p>&gt;1335.72</text:p>
          </table:table-cell>
          <table:table-cell office:value-type="float" office:value="1687.3" calcext:value-type="float">
            <text:p>1687.3</text:p>
          </table:table-cell>
          <table:table-cell office:value-type="float" office:value="106.21" calcext:value-type="float">
            <text:p>106.21</text:p>
          </table:table-cell>
          <table:table-cell table:style-name="ce1" office:value-type="string" calcext:value-type="string">
            <text:p>134%</text:p>
          </table:table-cell>
          <table:table-cell office:value-type="float" office:value="81484" calcext:value-type="float">
            <text:p>81484</text:p>
          </table:table-cell>
          <table:table-cell office:value-type="float" office:value="406797" calcext:value-type="float">
            <text:p>406797</text:p>
          </table:table-cell>
          <table:table-cell office:value-type="float" office:value="3940981" calcext:value-type="float">
            <text:p>3940981</text:p>
          </table:table-cell>
          <table:table-cell office:value-type="float" office:value="0" calcext:value-type="float">
            <text:p>0</text:p>
          </table:table-cell>
          <table:table-cell table:style-name="ce5" table:formula="of:=[.C6]/[haskell.C6]" office:value-type="float" office:value="26714.4" calcext:value-type="float">
            <text:p>&gt;26714.40x</text:p>
          </table:table-cell>
          <table:table-cell table:style-name="ce3" table:formula="of:=[.G6]/[haskell.G6]" office:value-type="float" office:value="19.0383177570093" calcext:value-type="float">
            <text:p>19.04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.28" calcext:value-type="float">
            <text:p>1.28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86%</text:p>
          </table:table-cell>
          <table:table-cell office:value-type="float" office:value="33732" calcext:value-type="float">
            <text:p>33732</text:p>
          </table:table-cell>
          <table:table-cell office:value-type="float" office:value="765" calcext:value-type="float">
            <text:p>765</text:p>
          </table:table-cell>
          <table:table-cell office:value-type="float" office:value="11494" calcext:value-type="float">
            <text:p>11494</text:p>
          </table:table-cell>
          <table:table-cell office:value-type="float" office:value="0" calcext:value-type="float">
            <text:p>0</text:p>
          </table:table-cell>
          <table:table-cell table:style-name="ce3" table:formula="of:=[.C7]/[haskell.C7]" office:value-type="float" office:value="33.2" calcext:value-type="float">
            <text:p>33.20x</text:p>
          </table:table-cell>
          <table:table-cell table:style-name="ce3" table:formula="of:=[.G7]/[haskell.G7]" office:value-type="float" office:value="3.8158371040724" calcext:value-type="float">
            <text:p>3.82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.12" calcext:value-type="float">
            <text:p>1.12</text:p>
          </table:table-cell>
          <table:table-cell office:value-type="float" office:value="0.13" calcext:value-type="float">
            <text:p>0.13</text:p>
          </table:table-cell>
          <table:table-cell table:style-name="ce1" office:value-type="string" calcext:value-type="string">
            <text:p>79%</text:p>
          </table:table-cell>
          <table:table-cell office:value-type="float" office:value="41272" calcext:value-type="float">
            <text:p>41272</text:p>
          </table:table-cell>
          <table:table-cell office:value-type="float" office:value="220" calcext:value-type="float">
            <text:p>220</text:p>
          </table:table-cell>
          <table:table-cell office:value-type="float" office:value="9551" calcext:value-type="float">
            <text:p>9551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31.8" calcext:value-type="float">
            <text:p>31.80x</text:p>
          </table:table-cell>
          <table:table-cell table:style-name="ce3" table:formula="of:=[.G8]/[haskell.G8]" office:value-type="float" office:value="4.61449016100179" calcext:value-type="float">
            <text:p>4.61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406.29" calcext:value-type="float">
            <text:p>406.29</text:p>
          </table:table-cell>
          <table:table-cell office:value-type="float" office:value="527.1" calcext:value-type="float">
            <text:p>527.1</text:p>
          </table:table-cell>
          <table:table-cell office:value-type="float" office:value="28.32" calcext:value-type="float">
            <text:p>28.32</text:p>
          </table:table-cell>
          <table:table-cell table:style-name="ce1" office:value-type="string" calcext:value-type="string">
            <text:p>136%</text:p>
          </table:table-cell>
          <table:table-cell office:value-type="float" office:value="298056" calcext:value-type="float">
            <text:p>298056</text:p>
          </table:table-cell>
          <table:table-cell office:value-type="float" office:value="92782" calcext:value-type="float">
            <text:p>92782</text:p>
          </table:table-cell>
          <table:table-cell office:value-type="float" office:value="1002619" calcext:value-type="float">
            <text:p>1002619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752.388888888889" calcext:value-type="float">
            <text:p>752.39x</text:p>
          </table:table-cell>
          <table:table-cell table:style-name="ce3" table:formula="of:=[.G9]/[haskell.G9]" office:value-type="float" office:value="3.1599168822357" calcext:value-type="float">
            <text:p>3.16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56.53" calcext:value-type="float">
            <text:p>56.53</text:p>
          </table:table-cell>
          <table:table-cell office:value-type="float" office:value="193.98" calcext:value-type="float">
            <text:p>193.98</text:p>
          </table:table-cell>
          <table:table-cell office:value-type="float" office:value="5.03" calcext:value-type="float">
            <text:p>5.03</text:p>
          </table:table-cell>
          <table:table-cell table:style-name="ce1" office:value-type="string" calcext:value-type="string">
            <text:p>352%</text:p>
          </table:table-cell>
          <table:table-cell office:value-type="float" office:value="274816" calcext:value-type="float">
            <text:p>274816</text:p>
          </table:table-cell>
          <table:table-cell office:value-type="float" office:value="3972" calcext:value-type="float">
            <text:p>3972</text:p>
          </table:table-cell>
          <table:table-cell office:value-type="float" office:value="25078" calcext:value-type="float">
            <text:p>25078</text:p>
          </table:table-cell>
          <table:table-cell office:value-type="float" office:value="0" calcext:value-type="float">
            <text:p>0</text:p>
          </table:table-cell>
          <table:table-cell table:style-name="ce3" table:formula="of:=[.C10]/[haskell.C10]" office:value-type="float" office:value="3.01976495726496" calcext:value-type="float">
            <text:p>3.02x</text:p>
          </table:table-cell>
          <table:table-cell table:style-name="ce3" table:formula="of:=[.G10]/[haskell.G10]" office:value-type="float" office:value="13.8015267175573" calcext:value-type="float">
            <text:p>13.8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17.05" calcext:value-type="float">
            <text:p>17.05</text:p>
          </table:table-cell>
          <table:table-cell office:value-type="float" office:value="40.55" calcext:value-type="float">
            <text:p>40.55</text:p>
          </table:table-cell>
          <table:table-cell office:value-type="float" office:value="2.92" calcext:value-type="float">
            <text:p>2.92</text:p>
          </table:table-cell>
          <table:table-cell table:style-name="ce1" office:value-type="string" calcext:value-type="string">
            <text:p>254%</text:p>
          </table:table-cell>
          <table:table-cell office:value-type="float" office:value="683692" calcext:value-type="float">
            <text:p>683692</text:p>
          </table:table-cell>
          <table:table-cell office:value-type="float" office:value="3028" calcext:value-type="float">
            <text:p>3028</text:p>
          </table:table-cell>
          <table:table-cell office:value-type="float" office:value="95984" calcext:value-type="float">
            <text:p>95984</text:p>
          </table:table-cell>
          <table:table-cell office:value-type="float" office:value="0" calcext:value-type="float">
            <text:p>0</text:p>
          </table:table-cell>
          <table:table-cell table:style-name="ce3" table:formula="of:=[.C11]/[haskell.C11]" office:value-type="float" office:value="568.333333333333" calcext:value-type="float">
            <text:p>568.33x</text:p>
          </table:table-cell>
          <table:table-cell table:style-name="ce3" table:formula="of:=[.G11]/[haskell.G11]" office:value-type="float" office:value="48.6544264161685" calcext:value-type="float">
            <text:p>48.65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42.11" calcext:value-type="float">
            <text:p>42.11</text:p>
          </table:table-cell>
          <table:table-cell office:value-type="float" office:value="82.76" calcext:value-type="float">
            <text:p>82.76</text:p>
          </table:table-cell>
          <table:table-cell office:value-type="float" office:value="8.77" calcext:value-type="float">
            <text:p>8.77</text:p>
          </table:table-cell>
          <table:table-cell table:style-name="ce1" office:value-type="string" calcext:value-type="string">
            <text:p>217%</text:p>
          </table:table-cell>
          <table:table-cell office:value-type="float" office:value="32604" calcext:value-type="float">
            <text:p>32604</text:p>
          </table:table-cell>
          <table:table-cell office:value-type="float" office:value="38537" calcext:value-type="float">
            <text:p>38537</text:p>
          </table:table-cell>
          <table:table-cell office:value-type="float" office:value="412332" calcext:value-type="float">
            <text:p>412332</text:p>
          </table:table-cell>
          <table:table-cell office:value-type="float" office:value="0" calcext:value-type="float">
            <text:p>0</text:p>
          </table:table-cell>
          <table:table-cell table:style-name="ce3" table:formula="of:=[.C12]/[haskell.C12]" office:value-type="float" office:value="2105.5" calcext:value-type="float">
            <text:p>2105.50x</text:p>
          </table:table-cell>
          <table:table-cell table:style-name="ce3" table:formula="of:=[.G12]/[haskell.G12]" office:value-type="float" office:value="2.13544668587896" calcext:value-type="float">
            <text:p>2.14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string" calcext:value-type="string">
            <text:p>killed</text:p>
          </table:table-cell>
          <table:table-cell table:style-name="ce4" office:value-type="float" office:value="604.18" calcext:value-type="float">
            <text:p>&gt;604.18</text:p>
          </table:table-cell>
          <table:table-cell office:value-type="float" office:value="627.85" calcext:value-type="float">
            <text:p>627.85</text:p>
          </table:table-cell>
          <table:table-cell office:value-type="float" office:value="5.7" calcext:value-type="float">
            <text:p>5.7</text:p>
          </table:table-cell>
          <table:table-cell table:style-name="ce1" office:value-type="string" calcext:value-type="string">
            <text:p>104%</text:p>
          </table:table-cell>
          <table:table-cell office:value-type="float" office:value="564540" calcext:value-type="float">
            <text:p>564540</text:p>
          </table:table-cell>
          <table:table-cell office:value-type="float" office:value="11164" calcext:value-type="float">
            <text:p>11164</text:p>
          </table:table-cell>
          <table:table-cell office:value-type="float" office:value="171443" calcext:value-type="float">
            <text:p>171443</text:p>
          </table:table-cell>
          <table:table-cell office:value-type="float" office:value="0" calcext:value-type="float">
            <text:p>0</text:p>
          </table:table-cell>
          <table:table-cell table:style-name="ce5" table:formula="of:=[.C13]/[haskell.C13]" office:value-type="float" office:value="3179.8947368421" calcext:value-type="float">
            <text:p>&gt;3179.89x</text:p>
          </table:table-cell>
          <table:table-cell table:style-name="ce3" table:formula="of:=[.G13]/[haskell.G13]" office:value-type="float" office:value="56.6807228915663" calcext:value-type="float">
            <text:p>56.68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7.67" calcext:value-type="float">
            <text:p>17.67</text:p>
          </table:table-cell>
          <table:table-cell office:value-type="float" office:value="2.29" calcext:value-type="float">
            <text:p>2.29</text:p>
          </table:table-cell>
          <table:table-cell table:style-name="ce1" office:value-type="string" calcext:value-type="string">
            <text:p>280%</text:p>
          </table:table-cell>
          <table:table-cell office:value-type="float" office:value="86548" calcext:value-type="float">
            <text:p>86548</text:p>
          </table:table-cell>
          <table:table-cell office:value-type="float" office:value="4873" calcext:value-type="float">
            <text:p>4873</text:p>
          </table:table-cell>
          <table:table-cell office:value-type="float" office:value="103787" calcext:value-type="float">
            <text:p>103787</text:p>
          </table:table-cell>
          <table:table-cell office:value-type="float" office:value="0" calcext:value-type="float">
            <text:p>0</text:p>
          </table:table-cell>
          <table:table-cell table:style-name="ce3" table:formula="of:=[.C14]/[haskell.C14]" office:value-type="float" office:value="142" calcext:value-type="float">
            <text:p>142.00x</text:p>
          </table:table-cell>
          <table:table-cell table:style-name="ce3" table:formula="of:=[.G14]/[haskell.G14]" office:value-type="float" office:value="7.13150955833883" calcext:value-type="float">
            <text:p>7.13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11.65" calcext:value-type="float">
            <text:p>11.65</text:p>
          </table:table-cell>
          <table:table-cell office:value-type="float" office:value="34.34" calcext:value-type="float">
            <text:p>34.34</text:p>
          </table:table-cell>
          <table:table-cell office:value-type="float" office:value="2.2" calcext:value-type="float">
            <text:p>2.2</text:p>
          </table:table-cell>
          <table:table-cell table:style-name="ce1" office:value-type="string" calcext:value-type="string">
            <text:p>313%</text:p>
          </table:table-cell>
          <table:table-cell office:value-type="float" office:value="452148" calcext:value-type="float">
            <text:p>452148</text:p>
          </table:table-cell>
          <table:table-cell office:value-type="float" office:value="5952" calcext:value-type="float">
            <text:p>5952</text:p>
          </table:table-cell>
          <table:table-cell office:value-type="float" office:value="70592" calcext:value-type="float">
            <text:p>70592</text:p>
          </table:table-cell>
          <table:table-cell office:value-type="float" office:value="0" calcext:value-type="float">
            <text:p>0</text:p>
          </table:table-cell>
          <table:table-cell table:style-name="ce3" table:formula="of:=[.C15]/[haskell.C15]" office:value-type="float" office:value="388.333333333333" calcext:value-type="float">
            <text:p>388.33x</text:p>
          </table:table-cell>
          <table:table-cell table:style-name="ce3" table:formula="of:=[.G15]/[haskell.G15]" office:value-type="float" office:value="44.1378367825068" calcext:value-type="float">
            <text:p>44.14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247.67" calcext:value-type="float">
            <text:p>247.67</text:p>
          </table:table-cell>
          <table:table-cell office:value-type="float" office:value="769.16" calcext:value-type="float">
            <text:p>769.16</text:p>
          </table:table-cell>
          <table:table-cell office:value-type="float" office:value="86.68" calcext:value-type="float">
            <text:p>86.68</text:p>
          </table:table-cell>
          <table:table-cell table:style-name="ce1" office:value-type="string" calcext:value-type="string">
            <text:p>345%</text:p>
          </table:table-cell>
          <table:table-cell office:value-type="float" office:value="161396" calcext:value-type="float">
            <text:p>161396</text:p>
          </table:table-cell>
          <table:table-cell office:value-type="float" office:value="177267" calcext:value-type="float">
            <text:p>177267</text:p>
          </table:table-cell>
          <table:table-cell office:value-type="float" office:value="3597717" calcext:value-type="float">
            <text:p>3597717</text:p>
          </table:table-cell>
          <table:table-cell office:value-type="float" office:value="0" calcext:value-type="float">
            <text:p>0</text:p>
          </table:table-cell>
          <table:table-cell table:style-name="ce3" table:formula="of:=[.C16]/[haskell.C16]" office:value-type="float" office:value="203.008196721311" calcext:value-type="float">
            <text:p>203.01x</text:p>
          </table:table-cell>
          <table:table-cell table:style-name="ce3" table:formula="of:=[.G16]/[haskell.G16]" office:value-type="float" office:value="15.1574004507889" calcext:value-type="float">
            <text:p>15.16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ude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9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10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99%</text:p>
          </table:table-cell>
          <table:table-cell office:value-type="float" office:value="47896" calcext:value-type="float">
            <text:p>478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50" calcext:value-type="float">
            <text:p>50.00x</text:p>
          </table:table-cell>
          <table:table-cell table:formula="of:=[.G2]/[haskell.G2]" office:value-type="float" office:value="12.9308855291577" calcext:value-type="float">
            <text:p>12.93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2061.4" calcext:value-type="float">
            <text:p>&gt;2061.40</text:p>
          </table:table-cell>
          <table:table-cell office:value-type="float" office:value="2057.7" calcext:value-type="float">
            <text:p>2057.7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100%</text:p>
          </table:table-cell>
          <table:table-cell office:value-type="float" office:value="46056" calcext:value-type="float">
            <text:p>46056</text:p>
          </table:table-cell>
          <table:table-cell office:value-type="float" office:value="5944" calcext:value-type="float">
            <text:p>59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C3]/[haskell.C3]" office:value-type="float" office:value="5285.64102564103" calcext:value-type="float">
            <text:p>&gt;5285.64x</text:p>
          </table:table-cell>
          <table:table-cell table:formula="of:=[.G3]/[haskell.G3]" office:value-type="float" office:value="0.494587628865979" calcext:value-type="float">
            <text:p>0.49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98.62" calcext:value-type="float">
            <text:p>198.62</text:p>
          </table:table-cell>
          <table:table-cell office:value-type="float" office:value="198.72" calcext:value-type="float">
            <text:p>198.7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00%</text:p>
          </table:table-cell>
          <table:table-cell office:value-type="float" office:value="38724" calcext:value-type="float">
            <text:p>3872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805.63636363636" calcext:value-type="float">
            <text:p>1805.64x</text:p>
          </table:table-cell>
          <table:table-cell table:formula="of:=[.G4]/[haskell.G4]" office:value-type="float" office:value="9.76892028254289" calcext:value-type="float">
            <text:p>9.77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1703.1" calcext:value-type="float">
            <text:p>&gt;1703.10</text:p>
          </table:table-cell>
          <table:table-cell office:value-type="float" office:value="1704.74" calcext:value-type="float">
            <text:p>1704.74</text:p>
          </table:table-cell>
          <table:table-cell office:value-type="float" office:value="0.2" calcext:value-type="float">
            <text:p>0.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50832" calcext:value-type="float">
            <text:p>50832</text:p>
          </table:table-cell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[.C5]/[haskell.C5]" office:value-type="float" office:value="170310" calcext:value-type="float">
            <text:p>&gt;170310.00x</text:p>
          </table:table-cell>
          <table:table-cell table:formula="of:=[.G5]/[haskell.G5]" office:value-type="float" office:value="4.21772319946897" calcext:value-type="float">
            <text:p>4.22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697.23" calcext:value-type="float">
            <text:p>&gt;697.23</text:p>
          </table:table-cell>
          <table:table-cell office:value-type="float" office:value="697.92" calcext:value-type="float">
            <text:p>697.92</text:p>
          </table:table-cell>
          <table:table-cell office:value-type="float" office:value="0.09" calcext:value-type="float">
            <text:p>0.09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9336" calcext:value-type="float">
            <text:p>39336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[.C6]/[haskell.C6]" office:value-type="float" office:value="13944.6" calcext:value-type="float">
            <text:p>&gt;13944.60x</text:p>
          </table:table-cell>
          <table:table-cell table:formula="of:=[.G6]/[haskell.G6]" office:value-type="float" office:value="9.19065420560748" calcext:value-type="float">
            <text:p>9.19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320.21" calcext:value-type="float">
            <text:p>320.21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" calcext:value-type="float">
            <text:p>0.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672" calcext:value-type="float">
            <text:p>4167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7]/[haskell.C7]" office:value-type="float" office:value="6404.2" calcext:value-type="float">
            <text:p>6404.20x</text:p>
          </table:table-cell>
          <table:table-cell table:formula="of:=[.G7]/[haskell.G7]" office:value-type="float" office:value="4.71402714932127" calcext:value-type="float">
            <text:p>4.71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328.65" calcext:value-type="float">
            <text:p>328.6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15" calcext:value-type="float">
            <text:p>0.15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908" calcext:value-type="float">
            <text:p>41908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6573" calcext:value-type="float">
            <text:p>6573.00x</text:p>
          </table:table-cell>
          <table:table-cell table:formula="of:=[.G8]/[haskell.G8]" office:value-type="float" office:value="4.68559928443649" calcext:value-type="float">
            <text:p>4.69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396.49" calcext:value-type="float">
            <text:p>&gt;396.49</text:p>
          </table:table-cell>
          <table:table-cell office:value-type="float" office:value="394.73" calcext:value-type="float">
            <text:p>394.73</text:p>
          </table:table-cell>
          <table:table-cell office:value-type="float" office:value="2.06" calcext:value-type="float">
            <text:p>2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820" calcext:value-type="float">
            <text:p>40820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[.C9]/[haskell.C9]" office:value-type="float" office:value="734.240740740741" calcext:value-type="float">
            <text:p>&gt;734.24x</text:p>
          </table:table-cell>
          <table:table-cell table:formula="of:=[.G9]/[haskell.G9]" office:value-type="float" office:value="0.432763665663034" calcext:value-type="float">
            <text:p>0.43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814.19" calcext:value-type="float">
            <text:p>&gt;814.19</text:p>
          </table:table-cell>
          <table:table-cell office:value-type="float" office:value="814.93" calcext:value-type="float">
            <text:p>814.93</text:p>
          </table:table-cell>
          <table:table-cell office:value-type="float" office:value="0.12" calcext:value-type="float">
            <text:p>0.1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6984" calcext:value-type="float">
            <text:p>46984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[.C10]/[haskell.C10]" office:value-type="float" office:value="43.4930555555556" calcext:value-type="float">
            <text:p>&gt;43.49x</text:p>
          </table:table-cell>
          <table:table-cell table:formula="of:=[.G10]/[haskell.G10]" office:value-type="float" office:value="2.35958216151065" calcext:value-type="float">
            <text:p>2.36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364.1" calcext:value-type="float">
            <text:p>&gt;364.10</text:p>
          </table:table-cell>
          <table:table-cell office:value-type="float" office:value="364.23" calcext:value-type="float">
            <text:p>364.23</text:p>
          </table:table-cell>
          <table:table-cell office:value-type="float" office:value="0.18" calcext:value-type="float">
            <text:p>0.1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004" calcext:value-type="float">
            <text:p>45004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[.C11]/[haskell.C11]" office:value-type="float" office:value="12136.6666666667" calcext:value-type="float">
            <text:p>&gt;12136.67x</text:p>
          </table:table-cell>
          <table:table-cell table:formula="of:=[.G11]/[haskell.G11]" office:value-type="float" office:value="3.20267577569029" calcext:value-type="float">
            <text:p>3.20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2553.54" calcext:value-type="float">
            <text:p>&gt;2553.54</text:p>
          </table:table-cell>
          <table:table-cell office:value-type="float" office:value="2549.91" calcext:value-type="float">
            <text:p>2549.91</text:p>
          </table:table-cell>
          <table:table-cell office:value-type="float" office:value="6.31" calcext:value-type="float">
            <text:p>6.3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7948" calcext:value-type="float">
            <text:p>47948</text:p>
          </table:table-cell>
          <table:table-cell office:value-type="float" office:value="4366" calcext:value-type="float">
            <text:p>43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C12]/[haskell.C12]" office:value-type="float" office:value="127677" calcext:value-type="float">
            <text:p>&gt;127677.00x</text:p>
          </table:table-cell>
          <table:table-cell table:formula="of:=[.G12]/[haskell.G12]" office:value-type="float" office:value="3.14042441708148" calcext:value-type="float">
            <text:p>3.14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296.99" calcext:value-type="float">
            <text:p>&gt;296.99</text:p>
          </table:table-cell>
          <table:table-cell office:value-type="float" office:value="297.17" calcext:value-type="float">
            <text:p>297.17</text:p>
          </table:table-cell>
          <table:table-cell office:value-type="float" office:value="0.06" calcext:value-type="float">
            <text:p>0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508" calcext:value-type="float">
            <text:p>40508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[.C13]/[haskell.C13]" office:value-type="float" office:value="1563.10526315789" calcext:value-type="float">
            <text:p>&gt;1563.11x</text:p>
          </table:table-cell>
          <table:table-cell table:formula="of:=[.G13]/[haskell.G13]" office:value-type="float" office:value="4.06706827309237" calcext:value-type="float">
            <text:p>4.07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1213.04" calcext:value-type="float">
            <text:p>&gt;1213.04</text:p>
          </table:table-cell>
          <table:table-cell office:value-type="float" office:value="1208.87" calcext:value-type="float">
            <text:p>1208.87</text:p>
          </table:table-cell>
          <table:table-cell office:value-type="float" office:value="5.04" calcext:value-type="float">
            <text:p>5.04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752" calcext:value-type="float">
            <text:p>45752</text:p>
          </table:table-cell>
          <table:table-cell office:value-type="float" office:value="4254" calcext:value-type="float">
            <text:p>4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[.C14]/[haskell.C14]" office:value-type="float" office:value="24260.8" calcext:value-type="float">
            <text:p>&gt;24260.80x</text:p>
          </table:table-cell>
          <table:table-cell table:formula="of:=[.G14]/[haskell.G14]" office:value-type="float" office:value="3.7699406723797" calcext:value-type="float">
            <text:p>3.77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252.49" calcext:value-type="float">
            <text:p>&gt;252.49</text:p>
          </table:table-cell>
          <table:table-cell office:value-type="float" office:value="252.69" calcext:value-type="float">
            <text:p>252.69</text:p>
          </table:table-cell>
          <table:table-cell office:value-type="float" office:value="0.03" calcext:value-type="float">
            <text:p>0.03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144" calcext:value-type="float">
            <text:p>4014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[.C15]/[haskell.C15]" office:value-type="float" office:value="8416.33333333333" calcext:value-type="float">
            <text:p>&gt;8416.33x</text:p>
          </table:table-cell>
          <table:table-cell table:formula="of:=[.G15]/[haskell.G15]" office:value-type="float" office:value="3.91878172588832" calcext:value-type="float">
            <text:p>3.92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string" calcext:value-type="string">
            <text:p>killed</text:p>
          </table:table-cell>
          <table:table-cell table:style-name="ce7" office:value-type="float" office:value="588.14" calcext:value-type="float">
            <text:p>&gt;588.14</text:p>
          </table:table-cell>
          <table:table-cell office:value-type="float" office:value="585.88" calcext:value-type="float">
            <text:p>585.88</text:p>
          </table:table-cell>
          <table:table-cell office:value-type="float" office:value="1.74" calcext:value-type="float">
            <text:p>1.74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39324" calcext:value-type="float">
            <text:p>39324</text:p>
          </table:table-cell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5" table:formula="of:=[.C16]/[haskell.C16]" office:value-type="float" office:value="482.081967213115" calcext:value-type="float">
            <text:p>&gt;482.08x</text:p>
          </table:table-cell>
          <table:table-cell table:formula="of:=[.G16]/[haskell.G16]" office:value-type="float" office:value="3.69308790383171" calcext:value-type="float">
            <text:p>3.69x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2"/>
          <table:table-cell table:style-name="Default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1"/>
      <number:text>x</number:text>
    </number:number-style>
    <number:number-style style:name="N123">
      <number:text>&gt;</number:text>
      <number:number number:decimal-places="2" loext:min-decimal-places="2" number:min-integer-digits="1"/>
      <number:text>x</number:text>
    </number:number-style>
    <number:number-style style:name="N124">
      <number:text>&gt;</number:text>
      <number:number number:decimal-places="2" loext:min-decimal-places="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7:40:57.943366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1:34.572594624</meta:creation-date>
    <dc:date>2015-08-15T18:02:14.145340880</dc:date>
    <meta:editing-duration>PT7H22M41S</meta:editing-duration>
    <meta:editing-cycles>104</meta:editing-cycles>
    <meta:generator>LibreOffice/5.0.0.5$Linux_X86_64 LibreOffice_project/00m0$Build-5</meta:generator>
    <meta:print-date>2015-06-17T14:43:03.487143604</meta:print-date>
    <meta:document-statistic meta:table-count="4" meta:cell-count="768" meta:object-count="0"/>
  </office:meta>
</office:document-meta>
</file>